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64cm" fo:min-width="3.178cm"/>
    </style:style>
    <style:style style:name="gr2" style:family="graphic" style:parent-style-name="standard">
      <style:graphic-properties draw:textarea-horizontal-align="justify" draw:textarea-vertical-align="middle" draw:auto-grow-height="false" fo:min-height="0.74cm" fo:min-width="2.046cm"/>
    </style:style>
    <style:style style:name="gr3" style:family="graphic" style:parent-style-name="standard">
      <style:graphic-properties draw:textarea-horizontal-align="justify" draw:textarea-vertical-align="middle" draw:auto-grow-height="false" fo:min-height="0.74cm" fo:min-width="1.622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882cm" fo:min-width="1.622cm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2.894cm"/>
    </style:style>
    <style:style style:name="gr6" style:family="graphic" style:parent-style-name="standard">
      <style:graphic-properties draw:fill-color="#00cc00" draw:textarea-horizontal-align="justify" draw:textarea-vertical-align="middle" draw:auto-grow-height="false" fo:min-height="1.024cm" fo:min-width="2.612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.882cm" fo:min-width="2.612cm"/>
    </style:style>
    <style:style style:name="gr8" style:family="graphic" style:parent-style-name="standard">
      <style:graphic-properties draw:fill-color="#ff9900" draw:textarea-horizontal-align="justify" draw:textarea-vertical-align="middle" draw:auto-grow-height="false" fo:min-height="0.882cm" fo:min-width="2.612cm"/>
    </style:style>
    <style:style style:name="gr9" style:family="graphic" style:parent-style-name="standard">
      <style:graphic-properties draw:textarea-horizontal-align="justify" draw:textarea-vertical-align="middle" draw:auto-grow-height="false" fo:min-height="1.164cm" fo:min-width="2.47cm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1.024cm" fo:min-width="2.4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9900" draw:textarea-horizontal-align="justify" draw:textarea-vertical-align="middle" draw:auto-grow-height="false" fo:min-height="0.458cm" fo:min-width="0.91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882cm" fo:min-width="1.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1.164cm" fo:min-width="2.4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1" style:family="graphic" style:parent-style-name="standard">
      <style:graphic-properties draw:fill-color="#ff9900" draw:textarea-horizontal-align="justify" draw:textarea-vertical-align="middle" draw:auto-grow-height="false" fo:min-height="1.024cm" fo:min-width="2.33cm"/>
    </style:style>
    <style:style style:name="gr22" style:family="graphic" style:parent-style-name="standard">
      <style:graphic-properties draw:fill-color="#00cc00" draw:textarea-horizontal-align="justify" draw:textarea-vertical-align="middle" draw:auto-grow-height="false" fo:min-height="1.024cm" fo:min-width="2.75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9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 draw:fill-color="#ffffff"/>
      <style:text-properties fo:font-size="12pt" fo:font-style="italic" style:font-size-asian="12pt" style:font-size-complex="12pt"/>
    </style:style>
    <style:style style:name="P9" style:family="paragraph">
      <loext:graphic-properties draw:fill="none" draw:fill-color="#ffffff"/>
      <style:text-properties fo:font-size="12pt" fo:font-style="italic"/>
    </style:style>
    <style:style style:name="P10" style:family="paragraph"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-color="#ffffff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italic" style:font-size-asian="12pt" style:font-size-complex="12pt"/>
    </style:style>
    <style:style style:name="T4" style:family="text">
      <style:text-properties fo:font-size="12pt" fo:font-style="italic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5.2cm" svg:height="2cm" svg:x="12cm" svg:y="1.2cm">
          <text:p text:style-name="P1">Gra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6cm" svg:height="1.4cm" svg:x="3.6cm" svg:y="0.8cm">
          <text:p text:style-name="P1">Ka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3cm" svg:height="1.4cm" svg:x="4cm" svg:y="4.5cm">
          <text:p text:style-name="P1">Kno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" draw:id="id10" draw:layer="layout" svg:width="3cm" svg:height="1.6cm" svg:x="0.8cm" svg:y="9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4.8cm" svg:height="1.6cm" svg:x="20cm" svg:y="1.4cm">
          <text:p text:style-name="P1">(un)gericht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1" draw:id="id11" draw:layer="layout" svg:width="4.4cm" svg:height="1.8cm" svg:x="4.2cm" svg:y="6.4cm">
          <text:p text:style-name="P1">Adjazenz-</text:p>
          <text:p text:style-name="P1">matr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6" draw:id="id6" draw:layer="layout" svg:width="4.4cm" svg:height="1.6cm" svg:x="6.8cm" svg:y="10.2cm">
          <text:p text:style-name="P1">Breitensu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7" draw:id="id7" draw:layer="layout" svg:width="4.4cm" svg:height="1.6cm" svg:x="19.2cm" svg:y="10.2cm">
          <text:p text:style-name="P1">Tiefensu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" draw:id="id8" draw:layer="layout" svg:width="4.2cm" svg:height="2cm" svg:x="13cm" svg:y="14.6cm">
          <text:p text:style-name="P1">Algorithm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5" draw:id="id5" draw:layer="layout" svg:width="4.2cm" svg:height="1.8cm" svg:x="16.2cm" svg:y="6cm">
          <text:p text:style-name="P1">Durchlauf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12cm" svg:y1="2.2cm" svg:x2="7.2cm" svg:y2="1.5cm" draw:start-shape="id1" draw:start-glue-point="6" draw:end-shape="id2" draw:end-glue-point="10" svg:d="M12000 2200h-2399v-700h-2401" svg:viewBox="0 0 4801 701">
          <text:p/>
        </draw:connector>
        <draw:connector draw:style-name="gr11" draw:text-style-name="P5" draw:layer="layout" svg:x1="12cm" svg:y1="2.2cm" svg:x2="7cm" svg:y2="5.2cm" draw:start-shape="id1" draw:start-glue-point="6" draw:end-shape="id3" draw:end-glue-point="10" svg:d="M12000 2200h-2499v3000h-2501" svg:viewBox="0 0 5001 3001">
          <text:p/>
        </draw:connector>
        <draw:connector draw:style-name="gr11" draw:text-style-name="P5" draw:layer="layout" svg:x1="17.2cm" svg:y1="2.2cm" svg:x2="20cm" svg:y2="2.2cm" draw:start-shape="id1" draw:start-glue-point="10" draw:end-shape="id4" svg:d="M17200 2200h2800" svg:viewBox="0 0 2801 1">
          <text:p/>
        </draw:connector>
        <draw:connector draw:style-name="gr11" draw:text-style-name="P5" draw:layer="layout" svg:x1="14.6cm" svg:y1="3.2cm" svg:x2="18.3cm" svg:y2="6cm" draw:start-shape="id1" draw:start-glue-point="8" draw:end-shape="id5" draw:end-glue-point="4" svg:d="M14600 3200v1401h3700v1399" svg:viewBox="0 0 3701 2801">
          <text:p/>
        </draw:connector>
        <draw:connector draw:style-name="gr11" draw:text-style-name="P5" draw:layer="layout" svg:x1="18.3cm" svg:y1="7.8cm" svg:x2="11.2cm" svg:y2="11cm" draw:start-shape="id5" draw:start-glue-point="8" draw:end-shape="id6" draw:end-glue-point="10" svg:d="M18300 7800v3200h-7100" svg:viewBox="0 0 7101 3201">
          <text:p/>
        </draw:connector>
        <draw:connector draw:style-name="gr11" draw:text-style-name="P5" draw:layer="layout" svg:x1="18.3cm" svg:y1="7.8cm" svg:x2="19.2cm" svg:y2="11cm" draw:start-shape="id5" draw:start-glue-point="8" draw:end-shape="id7" draw:end-glue-point="6" svg:d="M18300 7800v3200h900" svg:viewBox="0 0 901 3201">
          <text:p/>
        </draw:connector>
        <draw:connector draw:style-name="gr11" draw:text-style-name="P5" draw:layer="layout" draw:line-skew="-0.001cm" svg:x1="10.556cm" svg:y1="11.566cm" svg:x2="15.1cm" svg:y2="14.6cm" draw:start-shape="id6" draw:start-glue-point="9" draw:end-shape="id8" draw:end-glue-point="4" svg:d="M10556 11566v1634h4544v1400" svg:viewBox="0 0 4545 3035">
          <text:p/>
        </draw:connector>
        <draw:connector draw:style-name="gr11" draw:text-style-name="P5" draw:layer="layout" svg:x1="19.844cm" svg:y1="11.566cm" svg:x2="15.1cm" svg:y2="14.6cm" draw:start-shape="id7" draw:start-glue-point="7" draw:end-shape="id8" svg:d="M19844 11566v1635h-4744v1399" svg:viewBox="0 0 4745 3035">
          <text:p/>
        </draw:connector>
        <draw:custom-shape draw:style-name="gr12" draw:text-style-name="P6" xml:id="id9" draw:id="id9" draw:layer="layout" svg:width="2cm" svg:height="1cm" svg:x="22.2cm" svg:y="15.4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21.4cm" svg:y1="11.8cm" svg:x2="23.2cm" svg:y2="15.4cm" draw:start-shape="id7" draw:start-glue-point="8" draw:end-shape="id9" svg:d="M21400 11800v1801h1800v1799" svg:viewBox="0 0 1801 3601">
          <text:p/>
        </draw:connector>
        <draw:connector draw:style-name="gr11" draw:text-style-name="P5" draw:layer="layout" svg:x1="6.8cm" svg:y1="11cm" svg:x2="3.8cm" svg:y2="9.8cm" draw:start-shape="id6" draw:start-glue-point="6" draw:end-shape="id10" svg:d="M6800 11000h-1499v-1200h-1501" svg:viewBox="0 0 3001 1201">
          <text:p/>
        </draw:connector>
        <draw:connector draw:style-name="gr11" draw:text-style-name="P5" draw:layer="layout" svg:x1="4cm" svg:y1="5.2cm" svg:x2="2.3cm" svg:y2="9cm" draw:start-shape="id3" draw:start-glue-point="6" draw:end-shape="id10" svg:d="M4000 5200h-1700v3800" svg:viewBox="0 0 1701 3801">
          <text:p/>
        </draw:connector>
        <draw:connector draw:style-name="gr11" draw:text-style-name="P5" draw:layer="layout" svg:x1="4.2cm" svg:y1="7.3cm" svg:x2="2.3cm" svg:y2="9cm" draw:start-shape="id11" draw:start-glue-point="6" draw:end-shape="id10" draw:end-glue-point="4" svg:d="M4200 7300h-1900v1700" svg:viewBox="0 0 1901 1701">
          <text:p/>
        </draw:connector>
        <draw:frame draw:style-name="gr13" draw:text-style-name="P7" draw:layer="layout" svg:width="2.8cm" svg:height="0.8cm" svg:x="9.6cm" svg:y="1.4cm">
          <draw:text-box>
            <text:p><text:span text:style-name="T2">Besteht aus</text:span></text:p>
          </draw:text-box>
        </draw:frame>
        <draw:frame draw:style-name="gr14" draw:text-style-name="P7" draw:layer="layout" svg:width="2.2cm" svg:height="0.725cm" svg:x="17.8cm" svg:y="1.4cm">
          <draw:text-box>
            <text:p><text:span text:style-name="T2">ist</text:span></text:p>
          </draw:text-box>
        </draw:frame>
        <draw:frame draw:style-name="gr15" draw:text-style-name="P8" draw:layer="layout" svg:width="3cm" svg:height="1.199cm" svg:x="14.8cm" svg:y="4.6cm">
          <draw:text-box>
            <text:p><text:span text:style-name="T3">Kann man</text:span></text:p>
          </draw:text-box>
        </draw:frame>
        <draw:frame draw:style-name="gr14" draw:text-style-name="P9" draw:layer="layout" svg:width="1.9cm" svg:height="0.725cm" svg:x="15.2cm" svg:y="10.2cm">
          <draw:text-box>
            <text:p><text:span text:style-name="T4">BSP</text:span></text:p>
          </draw:text-box>
        </draw:frame>
        <draw:frame draw:style-name="gr14" draw:text-style-name="P9" draw:layer="layout" svg:width="2.8cm" svg:height="0.725cm" svg:x="14cm" svg:y="12.6cm">
          <draw:text-box>
            <text:p><text:span text:style-name="T4">sind</text:span></text:p>
          </draw:text-box>
        </draw:frame>
        <draw:frame draw:style-name="gr15" draw:text-style-name="P9" draw:layer="layout" svg:width="2.2cm" svg:height="1.199cm" svg:x="4.4cm" svg:y="11.001cm">
          <draw:text-box>
            <text:p><text:span text:style-name="T4">benötigt</text:span></text:p>
          </draw:text-box>
        </draw:frame>
        <draw:frame draw:style-name="gr14" draw:text-style-name="P7" draw:layer="layout" svg:width="2cm" svg:height="0.725cm" svg:x="0.6cm" svg:y="7cm">
          <draw:text-box>
            <text:p><text:span text:style-name="T2">bilden</text:span></text:p>
          </draw:text-box>
        </draw:frame>
        <draw:custom-shape draw:style-name="gr16" draw:text-style-name="P2" xml:id="id12" draw:id="id12" draw:layer="layout" svg:width="2.8cm" svg:height="1.6cm" svg:x="4.4cm" svg:y="14.6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2cm" svg:height="1.199cm" svg:x="2.3cm" svg:y="4.4cm">
          <draw:text-box>
            <text:p><text:span text:style-name="T2">(2)</text:span></text:p>
          </draw:text-box>
        </draw:frame>
        <draw:frame draw:style-name="gr17" draw:text-style-name="P7" draw:layer="layout" svg:width="1.6cm" svg:height="1.673cm" svg:x="2.8cm" svg:y="6.6cm">
          <draw:text-box>
            <text:p><text:span text:style-name="T2">(1)</text:span></text:p>
          </draw:text-box>
        </draw:frame>
        <draw:connector draw:style-name="gr11" draw:text-style-name="P5" draw:layer="layout" svg:x1="9cm" svg:y1="11.8cm" svg:x2="5.8cm" svg:y2="14.6cm" draw:start-shape="id6" draw:start-glue-point="8" draw:end-shape="id12" svg:d="M9000 11800v1401h-3200v1399" svg:viewBox="0 0 3201 2801">
          <text:p/>
        </draw:connector>
        <draw:frame draw:style-name="gr14" draw:text-style-name="P9" draw:layer="layout" svg:width="3cm" svg:height="0.725cm" svg:x="7cm" svg:y="12.475cm">
          <draw:text-box>
            <text:p><text:span text:style-name="T4">liefert</text:span></text:p>
          </draw:text-box>
        </draw:frame>
        <draw:custom-shape draw:style-name="gr18" draw:text-style-name="P2" xml:id="id13" draw:id="id13" draw:layer="layout" svg:width="4.2cm" svg:height="2cm" svg:x="3.4cm" svg:y="18cm">
          <text:p text:style-name="P1">True, False,</text:p>
          <text:p text:style-name="P1">Tiefe, 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5.8cm" svg:y1="16.2cm" svg:x2="5.5cm" svg:y2="18cm" draw:start-shape="id12" draw:start-glue-point="8" draw:end-shape="id13" draw:end-glue-point="4" svg:d="M5800 16200v901h-300v899" svg:viewBox="0 0 301 1801">
          <text:p/>
        </draw:connector>
        <draw:frame draw:style-name="gr19" draw:text-style-name="P7" draw:layer="layout" svg:width="2cm" svg:height="0.873cm" svg:x="5.6cm" svg:y="16.527cm">
          <draw:text-box>
            <text:p><text:span text:style-name="T2">z.B.</text:span></text:p>
          </draw:text-box>
        </draw:frame>
        <draw:connector draw:style-name="gr11" draw:text-style-name="P5" draw:layer="layout" svg:x1="4.127cm" svg:y1="1.995cm" svg:x2="5.5cm" svg:y2="4.5cm" draw:start-shape="id2" draw:start-glue-point="7" draw:end-shape="id3" draw:end-glue-point="4" svg:d="M4127 1995v1356h1373v1149" svg:viewBox="0 0 1374 2506">
          <text:p/>
        </draw:connector>
        <draw:frame draw:style-name="gr15" draw:text-style-name="P7" draw:layer="layout" svg:width="2.6cm" svg:height="1.199cm" svg:x="5.4cm" svg:y="2.6cm">
          <draw:text-box>
            <text:p><text:span text:style-name="T2">Verbinden</text:span></text:p>
            <text:p><text:span text:style-name="T5">Nachbarn</text:span></text:p>
          </draw:text-box>
        </draw:frame>
        <draw:connector draw:style-name="gr11" draw:text-style-name="P5" draw:layer="layout" draw:line-skew="1.862cm" svg:x1="12.761cm" svg:y1="2.907cm" svg:x2="7.956cm" svg:y2="6.663cm" draw:start-shape="id1" draw:start-glue-point="7" draw:end-shape="id11" draw:end-glue-point="11" svg:d="M12761 2907v3756h-4805" svg:viewBox="0 0 4806 3757">
          <text:p/>
        </draw:connector>
        <draw:frame draw:style-name="gr20" draw:text-style-name="P7" draw:layer="layout" svg:width="2.6cm" svg:height="2.147cm" svg:x="10cm" svg:y="5.4cm">
          <draw:text-box>
            <text:p><text:span text:style-name="T2">Kann man darstellen</text:span></text:p>
          </draw:text-box>
        </draw:frame>
        <draw:custom-shape draw:style-name="gr21" draw:text-style-name="P4" xml:id="id14" draw:id="id14" draw:layer="layout" svg:width="4cm" svg:height="1.8cm" svg:x="9.6cm" svg:y="7.6cm">
          <text:p text:style-name="P1">Adjazen-<text:line-break/>lis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line-skew="1.262cm" svg:x1="12.761cm" svg:y1="2.907cm" svg:x2="11.6cm" svg:y2="7.6cm" draw:start-shape="id1" draw:start-glue-point="7" draw:end-shape="id14" svg:d="M12761 2907v3756h-1161v937" svg:viewBox="0 0 1162 4694">
          <text:p/>
        </draw:connector>
        <draw:custom-shape draw:style-name="gr22" draw:text-style-name="P3" xml:id="id15" draw:id="id15" draw:layer="layout" svg:width="4.6cm" svg:height="1.8cm" svg:x="23cm" svg:y="6cm">
          <text:p text:style-name="P1">Kürzester We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20.4cm" svg:y1="6.9cm" svg:x2="23cm" svg:y2="6.9cm" draw:start-shape="id5" draw:start-glue-point="10" draw:end-shape="id15" draw:end-glue-point="6" svg:d="M20400 6900h2600" svg:viewBox="0 0 2601 1">
          <text:p/>
        </draw:connector>
        <draw:frame draw:style-name="gr23" draw:text-style-name="P7" draw:layer="layout" svg:width="1.8cm" svg:height="0.725cm" svg:x="20.8cm" svg:y="6cm">
          <draw:text-box>
            <text:p text:style-name="P10"><text:span text:style-name="T2">gibt</text:span></text:p>
          </draw:text-box>
        </draw:frame>
        <draw:custom-shape draw:style-name="gr10" draw:text-style-name="P3" xml:id="id16" draw:id="id16" draw:layer="layout" svg:width="4.2cm" svg:height="1.8cm" svg:x="0.4cm" svg:y="11.6cm">
          <text:p text:style-name="P1">Warte- <text:line-break/>schl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6.8cm" svg:y1="11cm" svg:x2="2.5cm" svg:y2="11.6cm" draw:start-shape="id6" draw:start-glue-point="6" draw:end-shape="id16" draw:end-glue-point="4" svg:d="M6800 11000h-4300v600" svg:viewBox="0 0 4301 601">
          <text:p/>
        </draw:connector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11:04:22.031123359</meta:creation-date>
    <dc:date>2017-12-15T15:29:00.678752491</dc:date>
    <meta:editing-duration>PT20M41S</meta:editing-duration>
    <meta:editing-cycles>3</meta:editing-cycles>
    <meta:generator>LibreOffice/5.1.6.2$Linux_X86_64 LibreOffice_project/10m0$Build-2</meta:generator>
    <meta:document-statistic meta:object-count="72"/>
  </office:meta>
</office:document-meta>
</file>